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6pt" style:font-size-asian="16pt" style:font-size-complex="16pt"/>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Heading_20_4">
      <style:text-properties fo:font-weight="normal" style:font-weight-asian="normal"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T1" style:family="text">
      <style:text-properties fo:font-size="14pt" fo:font-weight="bold" style:font-size-asian="14pt" style:font-weight-asian="bold" style:font-size-complex="14pt"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1. <text:span text:style-name="Strong_20_Emphasis">Core Beliefs and Political Philosophy</text:span></text:h>
      <text:list xml:id="list2132866963577085055" text:style-name="L1">
        <text:list-item>
          <text:p text:style-name="P6">Foundational views on:</text:p>
          <text:list>
            <text:list-item>
              <text:p text:style-name="P6">Power and authority</text:p>
            </text:list-item>
            <text:list-item>
              <text:p text:style-name="P6">Individual sovereignty</text:p>
            </text:list-item>
            <text:list-item>
              <text:p text:style-name="P6">The role of government, religion, or finance in human life</text:p>
            </text:list-item>
          </text:list>
        </text:list-item>
        <text:list-item>
          <text:p text:style-name="P6">Alignment and opposition of leading wordviews (e.g., libertarianism, nationalism, decentralization, pan-Africanism, etc.)</text:p>
        </text:list-item>
      </text:list>
      <text:p text:style-name="Text_20_body"/>
      <text:p text:style-name="Text_20_body">With power comes responsibility. Means means ruler. Responsibility means protecting your kingdom from siege BY ANY MEANS NECCESSARY TO DEFEAT THE EVIL CULPRIT. </text:p>
      <text:p text:style-name="Text_20_body"/>
      <text:p text:style-name="P1"><text:span text:style-name="T1">Centralized <text:s/>government evolves from inception under this phase:</text:span> </text:p>
      <text:p text:style-name="Text_20_body"/>
      <text:list xml:id="list7175250357586025320" text:style-name="L2">
        <text:list-item>
          <text:p text:style-name="P7">Chaotic anarchy. (Even if peaceful. Chaos as defined by no central reporting in times of crisis)</text:p>
        </text:list-item>
        <text:list-item>
          <text:p text:style-name="P7">Despotic where ruler is tribal chief and centralization is crude or none existent.</text:p>
        </text:list-item>
        <text:list-item>
          <text:p text:style-name="P7">Fundamentalism under a religion when leader is high priest of the government and religion e.g. Pharaoh of <text:s/>Egypt, where there deified or not he is appointed as a connection to god and rules by this decree.</text:p>
        </text:list-item>
        <text:list-item>
          <text:p text:style-name="P7">Bloodline rule Monarchy upgrades by relishing religion as second place to ruler as mortal king but wise and chosen by god or not with religion a useful tool to suppress the peasants through guilt traps of being a bad civilian or appeasing them with knowing that the gods are contented through holiday celebrations.</text:p>
        </text:list-item>
        <text:list-item>
          <text:p text:style-name="P7">Communism breaks Monarchy models when technological advances and science make peasants no longer afraid that demanding more rights and money makes god angry. They reject religion and kill the ruling bloodline. They form government based on socialist economics and make primary economy farms and factories where all are equal, all basic needs are provided for, but luxuries are scare. Taxes are low as well as civil liberties This poverty ties in with puritanical that wealth equates to decadent sin and moral decay. The rights of the state outweigh the needs of the individual and individual rights are sacrificed; sometimes under the guise of <text:s/>"the needs of the many outweigh the needs of the few:).</text:p>
        </text:list-item>
        <text:list-item>
          <text:p text:style-name="P7">Democracy is the final evolution of centralized government best exemplified by the United States the strongest nation to exist. Individual rights take precedence over government needs, social contracts like constitutions are enforced, free elections eliminate cult of religion and bloodline rule. As civil liberties increase so do taxes. This is the most right acknowledging form of government but the most fragile as rights can be revoked if people abuse them, society can crumble if people are not informed.</text:p>
        </text:list-item>
      </text:list>
      <text:p text:style-name="Text_20_body"/>
      <text:p text:style-name="P2"/>
      <text:p text:style-name="P3"><text:soft-page-break/>Role of Government, Religion, and Finance:</text:p>
      <text:p text:style-name="Text_20_body"/>
      <text:p text:style-name="Text_20_body">Role of government is to regulate business, defend borders, write and enforce laws, print money and collect taxes, build and maintain infrastructure and civilization projects.</text:p>
      <text:p text:style-name="Text_20_body"/>
      <text:p text:style-name="Text_20_body">Role of religion is to teach people how to life. It becomes as once culture and lifestyle even if not a tradition Abrahamic or even organized religion. Under those systems it serves mostly to instill important ethics lessons to children but has little value for adults who are more pragmatic and secular leaning. Church does the important work of establishing framework for parents of faith based families to have license to govenr and raise their children. It is the law that allows parents to set boundaries for child whith the expectation that children obey their parents. Without religion parents have less structural tools to enforce family values or household rules and must rely on secular framework alone, trust, capitol punishment, or rule by economics as they control all financial support of basic and luxury needs.</text:p>
      <text:p text:style-name="Text_20_body"/>
      <text:p text:style-name="Text_20_body">Finance is the tool that determines the level of quality of life. How great a persons finances combined with their management of the resource dictates whether the level of other resources availible to them. Money is a medium of exchange to acquire food, clothing, shelter, tools, medicine, other items. The more resources a person has the greater his odds are of survival and free time to think and invent better systems of automated control. </text:p>
      <text:p text:style-name="Text_20_body"/>
      <text:p text:style-name="Text_20_body">Malone Doctrine Every system before is control to some degree and needs to be evaluated on a case by case basis to write Official Malone Doctrine. Any system can work if the people support it by some systems lend themselves to different lifestyles better. A people must determine their national identity before choosing a form of government or specific traditions. Traditions must be economically valid and solve problems that are predicted or experienced. They cannot be cosmetic. I am building a fortress and will make perfect a better union that will last millennia.</text:p>
      <text:h text:style-name="Heading_20_4" text:outline-level="4">2. <text:span text:style-name="Strong_20_Emphasis">Your Personal Story and Path</text:span></text:h>
      <text:list xml:id="list4447058458838229813" text:style-name="L3">
        <text:list-item>
          <text:p text:style-name="P8">What key experiences shaped your political and leadership style?</text:p>
          <text:list>
            <text:list-item>
              <text:p text:style-name="P8">Were there defining moments—victories, betrayals, revelations?</text:p>
            </text:list-item>
          </text:list>
        </text:list-item>
        <text:list-item>
          <text:p text:style-name="P8">What challenges did you overcome?</text:p>
        </text:list-item>
        <text:list-item>
          <text:p text:style-name="P8">What values do you live by that others should adopt?</text:p>
        </text:list-item>
      </text:list>
      <text:p text:style-name="Text_20_body"/>
      <text:p text:style-name="Text_20_body">Key experiences the shaped my style: Early childhood, middle teens, young adulthood. I was shaped by constant conflict with the old guard and secured multiple victories that snowballed at age 25 in the year 2008. Direct conflict with the old guard was formalized in 2005. I was betrayed <text:s/>by all including the left, my friends, my family, my race (African American), my government. All institutions are corrupt and must be remade under my blueprints or abolished.</text:p>
      <text:p text:style-name="Text_20_body"/>
      <text:p text:style-name="Text_20_body">I am a political beast. Without me Obama would not have been president. #metoo, #timesup, #blm, <text:soft-page-break/>#enoughisenough, #CHOP, legalization of Marijuana, Drivers licenses issued in the Middle East to Women, Demands for Democracy in China, and others would not exist. The people follow my voice and use my concepts to build their own re-interpretations of my words. Now is the time to lock down the real revolution. </text:p>
      <text:p text:style-name="Text_20_body"/>
      <text:p text:style-name="Text_20_body"/>
      <text:p text:style-name="Text_20_body">Challenges I overcome where dismantling the beast piece by piece and singlehandlely solving every major social issue on Earth with special focus on the needs of the plight of the African American population living in the United States. I blueprinted realistic sustainable permanent progress in all key areas of cyclic problems that exist in the quote unquote "black community".</text:p>
      <text:p text:style-name="Text_20_body"/>
      <text:p text:style-name="Text_20_body">I live by the values of integrity which means be honest, lead by example, reject masonry and secret societies, practice what you preach, mean what you say and say what you do, transparency, black militancy and always speak truth to power even if inconveinent, value education as the path to open more doors in society, value establishing your own business as a path to leapfrog gate keeping, defend freedom and money as only real political issues with everything else noise. </text:p>
      <text:p text:style-name="Text_20_body"/>
      <text:h text:style-name="Heading_20_4" text:outline-level="4">3. <text:span text:style-name="Strong_20_Emphasis">Your Leadership Doctrine</text:span></text:h>
      <text:list xml:id="list5059489908439171404" text:style-name="L4">
        <text:list-item>
          <text:p text:style-name="P9">How do you define leadership?</text:p>
        </text:list-item>
        <text:list-item>
          <text:p text:style-name="P9">Do you teach service-based, strategic, authoritarian, or emergent leadership?</text:p>
        </text:list-item>
        <text:list-item>
          <text:p text:style-name="P9">Are there specific habits, routines, decision rules, or mental models you want students to master?</text:p>
        </text:list-item>
      </text:list>
      <text:p text:style-name="Text_20_body"/>
      <text:p text:style-name="Text_20_body">Leadership is masterminding the strategy for which your group will adopt for success to overcome any obstacle. It is results based nothing else.</text:p>
      <text:p text:style-name="Text_20_body"/>
      <text:p text:style-name="Text_20_body">Authoritarian mixed with emergent. I teach how to build sovereign civilizations and how to effectively run them. This is executive system management. I teach war college. I teach high power finance and corporate leadership.</text:p>
      <text:p text:style-name="Text_20_body"/>
      <text:p text:style-name="Text_20_body">No special dogma. Only results based methods are allowed. Any and all methods are allowed if they do not cause mission drift or compromise integrity of self/nation/species. There is not restriction on creative license, there is a restriction on using creativity as an excuse to put style above results.</text:p>
      <text:h text:style-name="Heading_20_4" text:outline-level="4"/>
      <text:p text:style-name="Text_20_body"/>
      <text:p text:style-name="Text_20_body"/>
      <text:p text:style-name="Text_20_body"/>
      <text:h text:style-name="Heading_20_4" text:outline-level="4"><text:soft-page-break/>4. <text:span text:style-name="Strong_20_Emphasis">Your Desired Student Outcomes</text:span></text:h>
      <text:list xml:id="list3092088822651771215" text:style-name="L5">
        <text:list-item>
          <text:p text:style-name="P10">What kind of person will your course produce?</text:p>
          <text:list>
            <text:list-item>
              <text:p text:style-name="P10">A strategist? A revolutionary? A sovereign actor? A community leader?</text:p>
            </text:list-item>
          </text:list>
        </text:list-item>
        <text:list-item>
          <text:p text:style-name="P10">What specific skills or transformations should they walk away with?</text:p>
        </text:list-item>
      </text:list>
      <text:h text:style-name="Heading_20_4" text:outline-level="4"/>
      <text:p text:style-name="Text_20_body">My courses produce the future leaders of the world in Business, Government, Think Tanks, Education, and non profit or other ngos.</text:p>
      <text:p text:style-name="Text_20_body"/>
      <text:h text:style-name="Heading_20_4" text:outline-level="4">5. <text:span text:style-name="Strong_20_Emphasis">Topics You Want to Cover</text:span></text:h>
      <text:p text:style-name="Text_20_body">Tell me what you'd like modules or lessons to cover. For example:</text:p>
      <text:list xml:id="list7127576475667873583" text:style-name="L6">
        <text:list-item>
          <text:p text:style-name="P11">Building sovereign infrastructure (banking, media, food, education)</text:p>
        </text:list-item>
        <text:list-item>
          <text:p text:style-name="P11">Escaping systemic control</text:p>
        </text:list-item>
        <text:list-item>
          <text:p text:style-name="P11">Multi-generational legacy building</text:p>
        </text:list-item>
        <text:list-item>
          <text:p text:style-name="P11">Creating power outside institutions</text:p>
        </text:list-item>
        <text:list-item>
          <text:p text:style-name="P11">Intelligence, diplomacy, and narrative warfare</text:p>
        </text:list-item>
        <text:list-item>
          <text:p text:style-name="P11">Loyalty, family, and command structures</text:p>
        </text:list-item>
      </text:list>
      <text:p text:style-name="Text_20_body"/>
      <text:h text:style-name="P5" text:outline-level="4">I want to achieve all of the above and more by forming my own political party that expresses the personal views of myself branded as the Malone Political Party under the manuscript the Malone Doctrine, a series of treaties that makes ups the foundation od my governement as a self ruled autocratic institution. I run my companies with the strategic vision of a national government. I outline fairness and ethics ensuring that under transparency all people are treated fairly even if being sanctioned or punished.</text:h>
      <text:p text:style-name="P4"/>
      <text:p text:style-name="P4">I need my profound sense of fairness and fine legal mind to not just teach political thought but lead political action as a revolutionary figure and African American George Washington analog.</text:p>
      <text:p text:style-name="P4"/>
      <text:h text:style-name="Heading_20_4" text:outline-level="4">6. <text:span text:style-name="Strong_20_Emphasis">Tone and Format</text:span></text:h>
      <text:list xml:id="list2262329450178034359" text:style-name="L7">
        <text:list-item>
          <text:p text:style-name="P12">Political bootcamp</text:p>
        </text:list-item>
        <text:list-item>
          <text:p text:style-name="P12">Philosophical mentorship</text:p>
        </text:list-item>
        <text:list-item>
          <text:p text:style-name="P12">War college</text:p>
        </text:list-item>
        <text:list-item>
          <text:p text:style-name="P12">Personal memoir</text:p>
        </text:list-item>
        <text:list-item>
          <text:p text:style-name="P12">Do you want it structured like:</text:p>
          <text:list>
            <text:list-item>
              <text:p text:style-name="P12"><text:soft-page-break/>A single long course</text:p>
            </text:list-item>
            <text:list-item>
              <text:p text:style-name="P12">A series of progressive tiers (Initiate → Strategist → Commander)</text:p>
            </text:list-item>
            <text:list-item>
              <text:p text:style-name="P12">Short independent modules</text:p>
            </text:list-item>
          </text:list>
        </text:list-item>
      </text:list>
      <text:h text:style-name="Heading_20_4" text:outline-level="4">War college.</text:h>
      <text:h text:style-name="Heading_20_4" text:outline-level="4">7. <text:span text:style-name="Strong_20_Emphasis">Audience</text:span></text:h>
      <text:list xml:id="list3109630740408787819" text:style-name="L8">
        <text:list-item>
          <text:p text:style-name="P13">Who are you teaching?</text:p>
          <text:list>
            <text:list-item>
              <text:p text:style-name="P13">Young men? Disaffected professionals? Activists? Entrepreneurs?</text:p>
            </text:list-item>
          </text:list>
        </text:list-item>
        <text:list-item>
          <text:p text:style-name="P13">What background knowledge should I assume?</text:p>
        </text:list-item>
      </text:list>
      <text:p text:style-name="Standard"/>
      <text:p text:style-name="Standard">The whole world. This is opt in, not force in. I will challenge every existing structure on Earth and let the people decide who is right and lead by example not by dec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8-01T19:52:05.89</meta:creation-date>
    <dc:date>2025-08-03T03:49:05.25</dc:date>
    <dc:creator>Joseph Malone</dc:creator>
    <meta:editing-duration>PT19M50S</meta:editing-duration>
    <meta:editing-cycles>3</meta:editing-cycles>
    <meta:generator>OpenOffice/4.1.15$Win32 OpenOffice.org_project/4115m2$Build-9813</meta:generator>
    <meta:document-statistic meta:table-count="0" meta:image-count="0" meta:object-count="0" meta:page-count="5" meta:paragraph-count="65" meta:word-count="1508" meta:character-count="9306"/>
  </office:meta>
</office:document-meta>
</file>